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5.8813in" fo:margin-left="0.5146in" fo:margin-right="0.5292in" table:align="margins"/>
    </style:style>
    <style:style style:name="MethodTable.A" style:family="table-column">
      <style:table-column-properties style:column-width="1.6771in" style:rel-column-width="18687*"/>
    </style:style>
    <style:style style:name="MethodTable.B" style:family="table-column">
      <style:table-column-properties style:column-width="4.2042in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382in" fo:border-left="0.05pt solid #0000ff" fo:border-right="none" fo:border-top="0.05pt solid #0000ff" fo:border-bottom="0.05pt solid #0000ff"/>
    </style:style>
    <style:style style:name="MethodTable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MethodTable.A2" style:family="table-cell">
      <style:table-cell-properties fo:padding="0.0382in" fo:border-left="0.05pt solid #0000ff" fo:border-right="none" fo:border-top="none" fo:border-bottom="0.05pt solid #0000ff"/>
    </style:style>
    <style:style style:name="MethodTable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" style:family="table">
      <style:table-properties style:width="5.8819in" table:align="center"/>
    </style:style>
    <style:style style:name="Table1.A" style:family="table-column">
      <style:table-column-properties style:column-width="1.5521in"/>
    </style:style>
    <style:style style:name="Table1.B" style:family="table-column">
      <style:table-column-properties style:column-width="4.3299in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" style:family="table">
      <style:table-properties style:width="5.8819in" table:align="center"/>
    </style:style>
    <style:style style:name="Table3.A" style:family="table-column">
      <style:table-column-properties style:column-width="1.8625in"/>
    </style:style>
    <style:style style:name="Table3.B" style:family="table-column">
      <style:table-column-properties style:column-width="4.0194in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6" style:family="table">
      <style:table-properties style:width="5.8813in" fo:margin-left="0.5146in" fo:margin-right="0.5292in" table:align="margins"/>
    </style:style>
    <style:style style:name="Table6.A" style:family="table-column">
      <style:table-column-properties style:column-width="1.5521in" style:rel-column-width="17294*"/>
    </style:style>
    <style:style style:name="Table6.B" style:family="table-column">
      <style:table-column-properties style:column-width="4.3292in" style:rel-column-width="48241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6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6.A2" style:family="table-cell">
      <style:table-cell-properties style:vertical-align="middle" fo:padding="0.0382in" fo:border-left="0.05pt solid #0000ff" fo:border-right="none" fo:border-top="0.05pt solid #0000ff" fo:border-bottom="0.05pt solid #0000ff"/>
    </style:style>
    <style:style style:name="Table6.B2" style:family="table-cell">
      <style:table-cell-properties fo:padding="0.0382in" fo:border="0.05pt solid #0000ff"/>
    </style:style>
    <style:style style:name="Table4" style:family="table">
      <style:table-properties style:width="5.8813in" fo:margin-left="0.5146in" fo:margin-right="0.5292in" table:align="margins"/>
    </style:style>
    <style:style style:name="Table4.A" style:family="table-column">
      <style:table-column-properties style:column-width="1.8201in" style:rel-column-width="20281*"/>
    </style:style>
    <style:style style:name="Table4.B" style:family="table-column">
      <style:table-column-properties style:column-width="4.0611in" style:rel-column-width="45254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4.A2" style:family="table-cell">
      <style:table-cell-properties style:vertical-align="middle" fo:padding="0.0382in" fo:border-left="0.05pt solid #0000ff" fo:border-right="none" fo:border-top="0.05pt solid #0000ff" fo:border-bottom="0.05pt solid #0000ff"/>
    </style:style>
    <style:style style:name="Table4.B2" style:family="table-cell">
      <style:table-cell-properties fo:padding="0.0382in" fo:border="0.05pt solid #0000ff"/>
    </style:style>
    <style:style style:name="Table4.A3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4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0" style:family="table">
      <style:table-properties style:width="5.8819in" table:align="center"/>
    </style:style>
    <style:style style:name="Table10.A" style:family="table-column">
      <style:table-column-properties style:column-width="1.8625in"/>
    </style:style>
    <style:style style:name="Table10.B" style:family="table-column">
      <style:table-column-properties style:column-width="4.0194in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0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0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0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0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" style:family="table">
      <style:table-properties style:width="5.8819in" table:align="center"/>
    </style:style>
    <style:style style:name="Table2.A" style:family="table-column">
      <style:table-column-properties style:column-width="1.8625in"/>
    </style:style>
    <style:style style:name="Table2.B" style:family="table-column">
      <style:table-column-properties style:column-width="4.0194in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" style:family="table">
      <style:table-properties style:width="5.8819in" table:align="center"/>
    </style:style>
    <style:style style:name="Table5.A" style:family="table-column">
      <style:table-column-properties style:column-width="1.8625in"/>
    </style:style>
    <style:style style:name="Table5.B" style:family="table-column">
      <style:table-column-properties style:column-width="4.0194in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5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5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" style:family="table">
      <style:table-properties style:width="6.3764in" fo:margin-left="0.5146in" fo:margin-right="0.034in" table:align="margins"/>
    </style:style>
    <style:style style:name="Table7.A" style:family="table-column">
      <style:table-column-properties style:column-width="1.9993in" style:rel-column-width="2879*"/>
    </style:style>
    <style:style style:name="Table7.B" style:family="table-column">
      <style:table-column-properties style:column-width="4.3771in" style:rel-column-width="6303*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7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7.A2" style:family="table-cell">
      <style:table-cell-properties fo:padding="0.0382in" fo:border-left="0.05pt solid #0000ff" fo:border-right="none" fo:border-top="none" fo:border-bottom="0.05pt solid #0000ff"/>
    </style:style>
    <style:style style:name="Table7.B2" style:family="table-cell">
      <style:table-cell-properties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Code_20_Listing">
      <style:paragraph-properties fo:break-before="page"/>
      <style:text-properties fo:color="#000080"/>
    </style:style>
    <style:style style:name="P3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4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6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Method_20_Body">
      <style:paragraph-properties fo:margin-left="0in" fo:margin-right="0in" fo:text-indent="0in" style:auto-text-indent="false"/>
    </style:style>
    <style:style style:name="P8" style:family="paragraph" style:parent-style-name="Method_20_Code_20_Listing">
      <style:text-properties fo:color="#000080"/>
    </style:style>
    <style:style style:name="P9" style:family="paragraph" style:parent-style-name="Method_20_Code_20_Listing">
      <style:paragraph-properties fo:margin-left="0.472in" fo:margin-right="0in" fo:text-indent="0in" style:auto-text-indent="false"/>
      <style:text-properties fo:color="#000080"/>
    </style:style>
    <style:style style:name="P10" style:family="paragraph" style:parent-style-name="Code_20_Listing">
      <style:text-properties fo:color="#000080"/>
    </style:style>
    <style:style style:name="P11" style:family="paragraph" style:parent-style-name="Code_20_Listing">
      <style:paragraph-properties fo:margin-left="0.1181in" fo:margin-right="0in" fo:text-indent="0in" style:auto-text-indent="false"/>
      <style:text-properties fo:color="#000080"/>
    </style:style>
    <style:style style:name="P12" style:family="paragraph" style:parent-style-name="Class_20_Description">
      <style:text-properties fo:font-size="12pt" style:font-size-asian="12pt" style:font-size-complex="12pt"/>
    </style:style>
    <style:style style:name="P13" style:family="paragraph" style:parent-style-name="Method_20_Table_20_Description">
      <style:text-properties fo:font-weight="bold" style:font-weight-asian="bold" style:font-weight-complex="bold"/>
    </style:style>
    <style:style style:name="P14" style:family="paragraph" style:parent-style-name="Method_20_Body">
      <style:text-properties fo:font-weight="bold" style:font-weight-asian="bold" style:font-weight-complex="bold"/>
    </style:style>
    <style:style style:name="P15" style:family="paragraph" style:parent-style-name="Criteria_20_Body" style:list-style-name="L1"/>
    <style:style style:name="P16" style:family="paragraph" style:parent-style-name="Coding_20_Title">
      <style:paragraph-properties fo:break-before="page"/>
    </style:style>
    <style:style style:name="P17" style:family="paragraph" style:parent-style-name="Method_20_Title">
      <style:paragraph-properties fo:break-before="page"/>
    </style:style>
    <style:style style:name="P18" style:family="paragraph" style:parent-style-name="Method_20_Body" style:list-style-name="L3"/>
    <style:style style:name="P19" style:family="paragraph" style:parent-style-name="Method_20_Body">
      <style:text-properties fo:font-weight="bold" style:font-weight-asian="bold" style:font-weight-complex="bold"/>
    </style:style>
    <style:style style:name="P20" style:family="paragraph" style:parent-style-name="Method_20_Body" style:list-style-name="L4"/>
    <style:style style:name="P21" style:family="paragraph" style:parent-style-name="Method_20_Body" style:list-style-name="L5"/>
    <style:style style:name="P22" style:family="paragraph" style:parent-style-name="Method_20_Body" style:list-style-name="L6"/>
    <style:style style:name="P23" style:family="paragraph" style:parent-style-name="Method_20_Body">
      <style:text-properties officeooo:paragraph-rsid="0012705b"/>
    </style:style>
    <style:style style:name="P24" style:family="paragraph" style:parent-style-name="Method_20_Body">
      <style:paragraph-properties fo:margin-left="0in" fo:margin-right="0in" fo:text-indent="0in" style:auto-text-indent="false"/>
      <style:text-properties officeooo:paragraph-rsid="0012705b"/>
    </style:style>
    <style:style style:name="P25" style:family="paragraph" style:parent-style-name="Method_20_Code_20_Listing">
      <style:text-properties fo:color="#000080"/>
    </style:style>
    <style:style style:name="P26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paragraph-rsid="0012705b" fo:background-color="#0000ff" style:font-weight-asian="normal" style:font-weight-complex="bold"/>
    </style:style>
    <style:style style:name="P27" style:family="paragraph" style:parent-style-name="Table_20_Contents">
      <style:text-properties style:font-name="DejaVu Serif2" fo:font-size="11pt" fo:font-weight="bold" officeooo:rsid="0012705b" officeooo:paragraph-rsid="0012705b" fo:background-color="transparent" style:font-size-asian="11pt" style:font-weight-asian="bold" style:font-size-complex="11pt" style:font-weight-complex="bold"/>
    </style:style>
    <style:style style:name="P28" style:family="paragraph" style:parent-style-name="Method_20_Table_20_Description" style:list-style-name="L2">
      <style:paragraph-properties fo:margin-left="0in" fo:margin-right="0in" fo:text-indent="-0.25in" style:auto-text-indent="false"/>
    </style:style>
    <style:style style:name="P29" style:family="paragraph" style:parent-style-name="Method_20_Listing_20_Title">
      <style:text-properties officeooo:paragraph-rsid="0012705b"/>
    </style:style>
    <style:style style:name="P30" style:family="paragraph" style:parent-style-name="Method_20_Listing_20_Title">
      <style:text-properties officeooo:rsid="0012705b" officeooo:paragraph-rsid="0012705b"/>
    </style:style>
    <style:style style:name="P31" style:family="paragraph" style:parent-style-name="Method_20_Listing_20_Title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0000ff" style:font-name="Liberation Sans" style:font-name-asian="Monospace" style:font-name-complex="Monospace"/>
    </style:style>
    <style:style style:name="T8" style:family="text">
      <style:text-properties style:font-weight-complex="bold"/>
    </style:style>
    <style:style style:name="T9" style:family="text">
      <style:text-properties officeooo:rsid="001270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Autoload</text:h>
      <text:p text:style-name="Class_20_Description"/>
      <text:p text:style-name="P12"><text:span text:style-name="T1">The </text:span><text:span text:style-name="Class_20_Variables"><text:span text:style-name="T4">Autoload</text:span></text:span><text:span text:style-name="T1"> class is an implementation of the </text:span><text:span text:style-name="Class_20_Variables"><text:span text:style-name="T4">PSR-0</text:span></text:span><text:span text:style-name="T1"> compliant autoloader</text:span>.<text:span text:style-name="T1"> <text:s/>For more information about </text:span><text:span text:style-name="Class_20_Variables"><text:span text:style-name="T4">PSR-0 </text:span></text:span><text:span text:style-name="T1">and it's implications refer to </text:span><text:span text:style-name="T2">PHPProjectLib Developer's Guide, Section 2 – Autoloading Classes and PSR-0</text:span><text:span text:style-name="T1">.</text:span></text:p>
      <text:p text:style-name="Class_20_Default"/>
      <text:h text:style-name="Criteria_20_Title" text:outline-level="2">Design criteria and considerations</text:h>
      <text:p text:style-name="Criteria_20_Body"/>
      <text:p text:style-name="Criteria_20_Body">Among the design considerations for the <text:span text:style-name="Class_20_Variables">Autoload</text:span> class are:</text:p>
      <text:p text:style-name="Criteria_20_Body"/>
      <text:list xml:id="list1711658903934248264" text:style-name="L1">
        <text:list-item>
          <text:p text:style-name="P15">The <text:span text:style-name="Class_20_Variables">Autoload </text:span>class extends the <text:span text:style-name="Class_20_Variables">Autoload\BaseClass</text:span> class;</text:p>
        </text:list-item>
        <text:list-item>
          <text:p text:style-name="P15"><text:span text:style-name="Class_20_Variables">Autoload\Exception</text:span> is called to throw exceptions;</text:p>
        </text:list-item>
        <text:list-item>
          <text:p text:style-name="P15">The <text:span text:style-name="Class_20_Variables">Autoload</text:span> class is implemented with static and class object methods;</text:p>
        </text:list-item>
        <text:list-item>
          <text:p text:style-name="P15">The <text:span text:style-name="Class_20_Variables">Autoload</text:span> constructor is a <text:span text:style-name="T5">private</text:span> method which is accessible only within the <text:span text:style-name="Class_20_Variables">Autoload</text:span> class;</text:p>
        </text:list-item>
        <text:list-item>
          <text:p text:style-name="P15">The class is implemented as a <text:span text:style-name="T5">singleton</text:span> class and is enforced by calls to the <text:span text:style-name="Class_20_Variables">instantiate</text:span> method.</text:p>
        </text:list-item>
      </text:list>
      <text:h text:style-name="P29" text:outline-level="4"/>
      <text:h text:style-name="P30" text:outline-level="4">Dependencies</text:h>
      <text:h text:style-name="P29" text:outline-level="4"/>
      <text:p text:style-name="P23">The <text:span text:style-name="T5">Autoload</text:span> class contains the following <text:span text:style-name="T9">external class dependencies</text:span>:</text:p>
      <text:p text:style-name="P2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6"><text:span text:style-name="T9">Class Name</text:span></text:p>
          </table:table-cell>
          <table:table-cell table:style-name="Table7.B1" office:value-type="string">
            <text:p text:style-name="P26">Description</text:p>
          </table:table-cell>
        </table:table-row>
        <table:table-row>
          <table:table-cell table:style-name="Table7.A2" office:value-type="string">
            <text:p text:style-name="P27">Autoload\BaseClass</text:p>
          </table:table-cell>
          <table:table-cell table:style-name="Table7.B2" office:value-type="string">
            <text:p text:style-name="P24">The current class instance, or null.</text:p>
          </table:table-cell>
        </table:table-row>
      </table:table>
      <text:p text:style-name="P24"/>
      <text:h text:style-name="P31" text:outline-level="4">Class Properties</text:h>
      <text:h text:style-name="Method_20_Listing_20_Title" text:outline-level="4"/>
      <text:p text:style-name="Method_20_Body">The <text:span text:style-name="T5">Autoload</text:span> class contains the following static class variable (property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3">Properties</text:p>
          </table:table-cell>
          <table:table-cell table:style-name="MethodTable.B1" office:value-type="string">
            <text:p text:style-name="P3">Description</text:p>
          </table:table-cell>
        </table:table-row>
        <table:table-row>
          <table:table-cell table:style-name="MethodTable.A2" office:value-type="string">
            <text:p text:style-name="P4">$me</text:p>
          </table:table-cell>
          <table:table-cell table:style-name="MethodTable.B2" office:value-type="string">
            <text:p text:style-name="P7">The current class instance, or null.</text:p>
          </table:table-cell>
        </table:table-row>
      </table:table>
      <text:p text:style-name="Method_20_Body"/>
      <text:h text:style-name="Method_20_Listing_20_Title" text:outline-level="4">Class Methods</text:h>
      <text:h text:style-name="Method_20_Listing_20_Title" text:outline-level="4"/>
      <text:p text:style-name="Method_20_Body">The <text:span text:style-name="T5">Autoload</text:span> class contains the following static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Method</text:p>
          </table:table-cell>
          <table:table-cell table:style-name="Table1.B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P5"><text:a xlink:type="simple" xlink:href="#instantiate" text:style-name="Internet_20_link" text:visited-style-name="Visited_20_Internet_20_Link"><text:span text:style-name="T6">instantiate</text:span></text:a></text:p>
          </table:table-cell>
          <table:table-cell table:style-name="Table1.B3" office:value-type="string">
            <text:p text:style-name="Method_20_Table_20_Description">Instantiate a singleton class object if <text:span text:style-name="Class_20_Variables">$me</text:span> is null.</text:p>
          </table:table-cell>
        </table:table-row>
        <table:table-row>
          <table:table-cell table:style-name="Table1.A2" office:value-type="string">
            <text:p text:style-name="P6"><text:a xlink:type="simple" xlink:href="#loadClass" text:style-name="Internet_20_link" text:visited-style-name="Visited_20_Internet_20_Link">loadClass</text:a></text:p>
          </table:table-cell>
          <table:table-cell table:style-name="Table1.B3" office:value-type="string">
            <text:p text:style-name="Method_20_Table_20_Description"><text:span text:style-name="T7">Load the requested class file</text:span>.</text:p>
          </table:table-cell>
        </table:table-row>
      </table:table>
      <text:p text:style-name="Standard"/>
      <text:p text:style-name="Method_20_Body">and the following class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Method</text:p>
          </table:table-cell>
          <table:table-cell table:style-name="Table3.B1" office:value-type="string">
            <text:p text:style-name="P3">Description</text:p>
          </table:table-cell>
        </table:table-row>
        <table:table-row>
          <table:table-cell table:style-name="Table3.A2" office:value-type="string">
            <text:p text:style-name="P5"><text:a xlink:type="simple" xlink:href="#constructor" text:style-name="Internet_20_link" text:visited-style-name="Visited_20_Internet_20_Link"><text:span text:style-name="T6">__construct</text:span></text:a></text:p>
          </table:table-cell>
          <table:table-cell table:style-name="Table3.B3" office:value-type="string">
            <text:p text:style-name="Method_20_Table_20_Description">A private class constructor, not accessible outside of the class.</text:p>
          </table:table-cell>
        </table:table-row>
        <table:table-row>
          <table:table-cell table:style-name="Table3.A2" office:value-type="string">
            <text:p text:style-name="P6"><text:a xlink:type="simple" xlink:href="#loader" text:style-name="Internet_20_link" text:visited-style-name="Visited_20_Internet_20_Link">loader</text:a></text:p>
          </table:table-cell>
          <table:table-cell table:style-name="Table3.B3" office:value-type="string">
            <text:p text:style-name="Method_20_Table_20_Description">Load the required class.</text:p>
          </table:table-cell>
        </table:table-row>
      </table:table>
      <text:h text:style-name="Method_20_Listing_20_Title" text:outline-level="4"/>
      <text:h text:style-name="Method_20_Listing_20_Title" text:outline-level="4"/>
      <text:h text:style-name="Method_20_Listing_20_Title" text:outline-level="4">Inherited Properties</text:h>
      <text:h text:style-name="Method_20_Listing_20_Title" text:outline-level="4"/>
      <text:p text:style-name="Method_20_Body">The <text:span text:style-name="T5">Autoload</text:span> class extends the <text:span text:style-name="Class_20_Variables">Autoload\BaseClass</text:span> class and inherits the following class variable (property)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Method</text:p>
          </table:table-cell>
          <table:table-cell table:style-name="Table6.B1" office:value-type="string">
            <text:p text:style-name="P3">Description</text:p>
          </table:table-cell>
        </table:table-row>
        <table:table-row>
          <table:table-cell table:style-name="Table6.A2" office:value-type="string">
            <text:p text:style-name="P6">$separator</text:p>
          </table:table-cell>
          <table:table-cell table:style-name="Table6.B2" office:value-type="string">
            <text:list xml:id="list756737393339105034" text:style-name="L2">
              <text:list-header>
                <text:p text:style-name="P28">A copy of the directory separator for the PHP implementation.</text:p>
              </text:list-header>
            </text:list>
          </table:table-cell>
        </table:table-row>
      </table:table>
      <text:p text:style-name="Method_20_Body"/>
      <text:p text:style-name="Method_20_Body"/>
      <text:h text:style-name="Method_20_Listing_20_Title" text:outline-level="4">Inherited Methods</text:h>
      <text:h text:style-name="Method_20_Listing_20_Title" text:outline-level="4"/>
      <text:p text:style-name="Method_20_Body">The <text:span text:style-name="T5">Autoload</text:span> class extends the <text:span text:style-name="Class_20_Variables">Autoload\BaseClass</text:span> class an inherits the following methods:</text:p>
      <text:p text:style-name="Method_20_Body"/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3">Method</text:p>
            </table:table-cell>
            <table:table-cell table:style-name="Table4.B1" office:value-type="string">
              <text:p text:style-name="P3">Description</text:p>
            </table:table-cell>
          </table:table-row>
        </table:table-header-rows>
        <table:table-row>
          <table:table-cell table:style-name="Table4.A2" office:value-type="string">
            <text:p text:style-name="P13"><text:a xlink:type="simple" xlink:href="#register" text:style-name="Internet_20_link" text:visited-style-name="Visited_20_Internet_20_Link">register</text:a></text:p>
          </table:table-cell>
          <table:table-cell table:style-name="Table4.B2" office:value-type="string">
            <text:p text:style-name="Method_20_Table_20_Description">Register the specified Autoload handler.</text:p>
          </table:table-cell>
        </table:table-row>
        <table:table-row>
          <table:table-cell table:style-name="Table4.A3" office:value-type="string">
            <text:p text:style-name="P13"><text:a xlink:type="simple" xlink:href="#loadClassFile" text:style-name="Internet_20_link" text:visited-style-name="Visited_20_Internet_20_Link">loadClassFile</text:a></text:p>
          </table:table-cell>
          <table:table-cell table:style-name="Table4.B5" office:value-type="string">
            <text:p text:style-name="Method_20_Table_20_Description">Class file loader.</text:p>
          </table:table-cell>
        </table:table-row>
        <table:table-row>
          <table:table-cell table:style-name="Table4.A3" office:value-type="string">
            <text:p text:style-name="P13"><text:a xlink:type="simple" xlink:href="#getSeparator" text:style-name="Internet_20_link" text:visited-style-name="Visited_20_Internet_20_Link">getSeparator</text:a></text:p>
          </table:table-cell>
          <table:table-cell table:style-name="Table4.B5" office:value-type="string">
            <text:p text:style-name="Method_20_Table_20_Description">Returns the directory separator for the PHP implementation..</text:p>
          </table:table-cell>
        </table:table-row>
        <text:soft-page-break/>
        <table:table-row>
          <table:table-cell table:style-name="Table4.A3" office:value-type="string">
            <text:p text:style-name="P13"><text:a xlink:type="simple" xlink:href="#convertUnderscores" text:style-name="Internet_20_link" text:visited-style-name="Visited_20_Internet_20_Link">convertUnderscores</text:a></text:p>
          </table:table-cell>
          <table:table-cell table:style-name="Table4.B5" office:value-type="string">
            <text:p text:style-name="Method_20_Table_20_Description">Convert underscores in a file name to directory separators.</text:p>
          </table:table-cell>
        </table:table-row>
      </table:table>
      <text:p text:style-name="Class_20_Default"/>
      <text:p text:style-name="Class_20_Default"/>
      <text:h text:style-name="P17" text:outline-level="5"><text:bookmark-start text:name="constructor"/>__construct<text:bookmark-end text:name="constructor"/></text:h>
      <text:p text:style-name="Method_20_Body"/>
      <text:p text:style-name="Method_20_Body">The class constructor.</text:p>
      <text:p text:style-name="Method_20_Body"/>
      <text:p text:style-name="P14">Algorithm</text:p>
      <text:list xml:id="list6648850300441677350" text:style-name="L3">
        <text:list-item>
          <text:p text:style-name="P18">Create a new instance of the class and return the class instance.</text:p>
          <text:p text:style-name="P18"/>
        </text:list-item>
      </text:list>
      <text:p text:style-name="P14">Implementation</text:p>
      <text:p text:style-name="Method_20_Body"/>
      <text:p text:style-name="P8">/**</text:p>
      <text:p text:style-name="P8"><text:s/>* __construct</text:p>
      <text:p text:style-name="P8"><text:s/>*</text:p>
      <text:p text:style-name="P8"><text:s/>* Singleton class constructor.</text:p>
      <text:p text:style-name="P8"><text:s/>*/</text:p>
      <text:p text:style-name="P8">private function __construct()</text:p>
      <text:p text:style-name="P8">{</text:p>
      <text:p text:style-name="P8">}</text:p>
      <text:p text:style-name="Method_20_Body"/>
      <text:p text:style-name="P14">Narrative</text:p>
      <text:p text:style-name="Method_20_Body"/>
      <text:p text:style-name="Method_20_Body">The <text:span text:style-name="Class_20_Variables">__construct</text:span> method is <text:span text:style-name="T5">private</text:span>, preventing a <text:span text:style-name="T5">new</text:span> keyword from being used from outside of the class itself.</text:p>
      <text:p text:style-name="Method_20_Body"/>
      <text:p text:style-name="Method_20_Body">To create a <text:span text:style-name="T5">new</text:span> class instance, the <text:span text:style-name="Class_20_Variables">instantiate</text:span> static method is available from outside the class. <text:s/>Refer to the <text:span text:style-name="Class_20_Variables">instantiate</text:span> method, below.</text:p>
      <text:p text:style-name="Method_20_Body"/>
      <text:p text:style-name="Method_20_Body"/>
      <text:h text:style-name="P17" text:outline-level="5"><text:bookmark-start text:name="instantiate"/>instantiate<text:bookmark-end text:name="instantiate"/></text:h>
      <text:p text:style-name="Method_20_Body"/>
      <text:p text:style-name="Method_20_Body">Instantiate a singleton <text:span text:style-name="Class_20_Variables">Autoload</text:span> class, if not all ready instantiated, and return the class reference.</text:p>
      <text:p text:style-name="Method_20_Body"/>
      <text:p text:style-name="P14">Algorithm</text:p>
      <text:list xml:id="list616497445865923280" text:style-name="L4">
        <text:list-item>
          <text:p text:style-name="P20">Accept <text:span text:style-name="Class_20_Variables"><text:span text:style-name="T8">replace</text:span></text:span> as an optional boolean variable indicating okay to replace an existing <text:span text:style-name="Class_20_Variables"><text:span text:style-name="T8">Autoload</text:span></text:span> class;</text:p>
        </text:list-item>
        <text:list-item>
          <text:p text:style-name="P20">accept <text:span text:style-name="Class_20_Variables"><text:span text:style-name="T8">prepend</text:span></text:span> as an optional boolean variable indicating that the loader should be placed at the start of the queue;</text:p>
        </text:list-item>
        <text:list-item>
          <text:p text:style-name="P20">if the <text:span text:style-name="Class_20_Variables"><text:span text:style-name="T8">me</text:span></text:span> class property is not null, goto step <text:span text:style-name="T5">7</text:span>;</text:p>
        </text:list-item>
        <text:list-item>
          <text:p text:style-name="P20">create a new instance of the <text:span text:style-name="Class_20_Variables"><text:span text:style-name="T8">Autoload</text:span></text:span> class and assign the instance to the <text:span text:style-name="Class_20_Variables"><text:span text:style-name="T8">me</text:span></text:span> class property;</text:p>
        </text:list-item>
        <text:list-item>
          <text:p text:style-name="P20">call the <text:span text:style-name="Class_20_Variables">getSeparator</text:span> method of the <text:span text:style-name="Class_20_Variables">me</text:span> class property;</text:p>
        </text:list-item>
        <text:list-item>
          <text:p text:style-name="P20">pass an array containing the <text:span text:style-name="Class_20_Variables">me</text:span> class property and '<text:span text:style-name="T3">loader</text:span>', along with <text:span text:style-name="Class_20_Variables">replace</text:span> and <text:span text:style-name="Class_20_Variables">prepend</text:span> to the <text:span text:style-name="Class_20_Variables">register</text:span> method of the <text:span text:style-name="Class_20_Variables">me </text:span>class property;</text:p>
        </text:list-item>
        <text:list-item>
          <text:p text:style-name="P20">return the <text:span text:style-name="Class_20_Variables">me</text:span> class property.</text:p>
          <text:p text:style-name="P20"/>
        </text:list-item>
      </text:list>
      <text:p text:style-name="P14">Implementation</text:p>
      <text:p text:style-name="Method_20_Body"/>
      <text:p text:style-name="P8">/**</text:p>
      <text:p text:style-name="P8"><text:s/>* instantiate</text:p>
      <text:p text:style-name="P8"><text:s/>*</text:p>
      <text:p text:style-name="P8"><text:s/>* Instantiate a singleton Autoload class if not already instantiated.</text:p>
      <text:p text:style-name="P9"><text:s/>* <text:span text:style-name="T5">@param</text:span> boolean $replace = (optional) replace flag</text:p>
      <text:p text:style-name="P9"><text:s/>* <text:s text:c="26"/>true = replace if already exists, false = don't</text:p>
      <text:p text:style-name="P9"><text:s/>* <text:span text:style-name="T5">@param</text:span> boolean $prepend = (optional) prepend loader to front of list if true,</text:p>
      <text:p text:style-name="P9"><text:s/>* <text:s text:c="27"/>don't if false</text:p>
      <text:p text:style-name="P8"><text:s/>* <text:span text:style-name="T5">@return</text:span> object $me</text:p>
      <text:p text:style-name="P8"><text:s/>*/</text:p>
      <text:p text:style-name="P8">public static function instantiate($replace=null, $prepend=null)</text:p>
      <text:p text:style-name="P8">{</text:p>
      <text:p text:style-name="P8"><text:tab/>if (self::$me == null)</text:p>
      <text:p text:style-name="P8"><text:tab/>{</text:p>
      <text:p text:style-name="P8"><text:tab/><text:tab/>self::$me = new Autoload();</text:p>
      <text:p text:style-name="P8"><text:tab/><text:tab/>self::$me-&gt;getSeparator();</text:p>
      <text:p text:style-name="P8"/>
      <text:p text:style-name="P8"><text:tab/><text:tab/>self::$me-&gt;register(array(self::$me, 'loader'), $replace, $prepend);</text:p>
      <text:p text:style-name="P8"><text:tab/>}</text:p>
      <text:p text:style-name="P8"/>
      <text:p text:style-name="P8"><text:tab/>return self::$me;</text:p>
      <text:p text:style-name="P8">}</text:p>
      <text:p text:style-name="Method_20_Body"/>
      <text:p text:style-name="P14">Narrative</text:p>
      <text:p text:style-name="Method_20_Body"/>
      <text:p text:style-name="Method_20_Body">The <text:span text:style-name="Class_20_Variables">instantiate</text:span> static method expects a two optional parameters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">Parameter</text:p>
          </table:table-cell>
          <table:table-cell table:style-name="Table10.B1" office:value-type="string">
            <text:p text:style-name="P3">Description</text:p>
          </table:table-cell>
        </table:table-row>
        <table:table-row>
          <table:table-cell table:style-name="Table10.A2" office:value-type="string">
            <text:p text:style-name="P6">$replace</text:p>
          </table:table-cell>
          <table:table-cell table:style-name="Table10.B3" office:value-type="string">
            <text:p text:style-name="Standard">True to replace an existing class instance, false to return without replacing.</text:p>
          </table:table-cell>
        </table:table-row>
        <table:table-row>
          <table:table-cell table:style-name="Table10.A2" office:value-type="string">
            <text:p text:style-name="P6">$prepend</text:p>
          </table:table-cell>
          <table:table-cell table:style-name="Table10.B3" office:value-type="string">
            <text:p text:style-name="Standard">True to prepend the loader to the front of the registeration list, false to append the loader to the end.</text:p>
          </table:table-cell>
        </table:table-row>
      </table:table>
      <text:p text:style-name="Method_20_Body"><text:soft-page-break/></text:p>
      <text:p text:style-name="Method_20_Body">If the static class property <text:span text:style-name="Class_20_Variables">$me </text:span>is null, the following steps are performed:</text:p>
      <text:p text:style-name="Method_20_Body"/>
      <text:list xml:id="list1895595622011409026" text:style-name="L5">
        <text:list-item>
          <text:p text:style-name="P21">A new <text:span text:style-name="Class_20_Variables">Autoload</text:span> instance is created and the reference is assigned to the static class property <text:span text:style-name="Class_20_Variables">$me</text:span>;</text:p>
        </text:list-item>
        <text:list-item>
          <text:p text:style-name="P21">The <text:span text:style-name="Class_20_Variables">getSeparator </text:span>method is called to set the current directory separator;</text:p>
        </text:list-item>
        <text:list-item>
          <text:p text:style-name="P21">The<text:span text:style-name="Class_20_Variables"> loader </text:span>method is registered as the primary autoload entry point.</text:p>
        </text:list-item>
      </text:list>
      <text:p text:style-name="P7"/>
      <text:p text:style-name="Method_20_Body">The static class property <text:span text:style-name="Class_20_Variables">$me</text:span> is returned.</text:p>
      <text:p text:style-name="Method_20_Body"/>
      <text:h text:style-name="P17" text:outline-level="5"><text:bookmark-start text:name="loadClass"/>loadClass<text:bookmark-end text:name="loadClass"/></text:h>
      <text:p text:style-name="Method_20_Body"/>
      <text:p text:style-name="Method_20_Body">The <text:span text:style-name="Class_20_Variables">loadClass</text:span> static method is used to provide a static entry point to the class to load the requested class file.</text:p>
      <text:p text:style-name="Method_20_Body"/>
      <text:p text:style-name="P14">Algorithm</text:p>
      <text:list xml:id="list457170338417079483" text:style-name="L6">
        <text:list-item>
          <text:p text:style-name="P22">Accept<text:span text:style-name="Class_20_Variables"> class</text:span> as a string containing the class file name to load;</text:p>
        </text:list-item>
        <text:list-item>
          <text:p text:style-name="P22">pass <text:span text:style-name="Class_20_Variables">class</text:span> to the <text:span text:style-name="Class_20_Variables">loader</text:span> method of the current class;</text:p>
        </text:list-item>
        <text:list-item>
          <text:p text:style-name="P22">return the result.</text:p>
          <text:p text:style-name="P22"/>
        </text:list-item>
      </text:list>
      <text:p text:style-name="P14">Implementation</text:p>
      <text:p text:style-name="Method_20_Body"/>
      <text:p text:style-name="P8">/**</text:p>
      <text:p text:style-name="P8"><text:s/>* loadClass</text:p>
      <text:p text:style-name="P8"><text:s/>*</text:p>
      <text:p text:style-name="P8"><text:s/>* Static function to load the requested class file</text:p>
      <text:p text:style-name="P8"><text:s/>* <text:span text:style-name="T5">@param</text:span> string $class = class file name</text:p>
      <text:p text:style-name="P8"><text:s/>* <text:span text:style-name="T5">@return</text:span> boolean true = successful, false = not successful</text:p>
      <text:p text:style-name="P8"><text:s/>*/</text:p>
      <text:p text:style-name="P8">public static function loadClass($class)</text:p>
      <text:p text:style-name="P8">{</text:p>
      <text:p text:style-name="P8"><text:tab/>return self::instantiate()-&gt;loader($class);</text:p>
      <text:p text:style-name="P8">}</text:p>
      <text:p text:style-name="Method_20_Body"/>
      <text:p text:style-name="P14">Narrative</text:p>
      <text:p text:style-name="Method_20_Body"/>
      <text:p text:style-name="Method_20_Body">The <text:span text:style-name="Class_20_Variables">loadClass</text:span> method expects a single mandatory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Parameter</text:p>
          </table:table-cell>
          <table:table-cell table:style-name="Table2.B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P6">$class</text:p>
          </table:table-cell>
          <table:table-cell table:style-name="Table2.B2" office:value-type="string">
            <text:p text:style-name="Standard">Class file name to load.</text:p>
          </table:table-cell>
        </table:table-row>
      </table:table>
      <text:p text:style-name="Method_20_Body"/>
      <text:p text:style-name="Method_20_Body">An instance of the <text:span text:style-name="Class_20_Variables">Autoload</text:span> class is retrieved from the <text:span text:style-name="Class_20_Variables">instantiate</text:span> method and the <text:span text:style-name="Class_20_Variables">$class</text:span> parameter is passed to the <text:span text:style-name="Class_20_Variables">loader </text:span>class method.</text:p>
      <text:p text:style-name="Method_20_Body"/>
      <text:p text:style-name="Method_20_Body">The <text:span text:style-name="Class_20_Variables">loader</text:span> class method result is returned.</text:p>
      <text:p text:style-name="Method_20_Body"/>
      <text:h text:style-name="P17" text:outline-level="5"><text:bookmark-start text:name="loader"/>loader<text:bookmark-end text:name="loader"/></text:h>
      <text:p text:style-name="Method_20_Body"/>
      <text:p text:style-name="Method_20_Body">The <text:span text:style-name="Class_20_Variables">loader</text:span> method loads the requested class file from an <text:span text:style-name="T5">include path</text:span> directory.</text:p>
      <text:p text:style-name="Method_20_Body"/>
      <text:p text:style-name="P14">Algorithm</text:p>
      <text:p text:style-name="Method_20_Body"/>
      <text:p text:style-name="P14">Implementation</text:p>
      <text:p text:style-name="Method_20_Body"/>
      <text:p text:style-name="P8">/**</text:p>
      <text:p text:style-name="P8"><text:s/>* loader.</text:p>
      <text:p text:style-name="P8"><text:s/>*</text:p>
      <text:p text:style-name="P8"><text:s/>* load the required class file from an include directory.</text:p>
      <text:p text:style-name="P8"><text:s/>* <text:span text:style-name="T5">@param</text:span> string $class = the class name to load in PSR-0 format</text:p>
      <text:p text:style-name="P8"><text:s/>* <text:span text:style-name="T5">@return</text:span> boolean true = successful, false = not successful</text:p>
      <text:p text:style-name="P8"><text:s/>*/</text:p>
      <text:p text:style-name="P8">public function loader($class)</text:p>
      <text:p text:style-name="P8">{</text:p>
      <text:p text:style-name="P8"><text:tab/>$directories = explode(PATH_SEPARATOR, get_include_path());</text:p>
      <text:p text:style-name="P8"><text:s text:c="2"/><text:tab/>if (! in_array('.', $directories))</text:p>
      <text:p text:style-name="P8"><text:s text:c="2"/><text:tab/>{</text:p>
      <text:p text:style-name="P8"><text:s text:c="2"/><text:tab/> <text:s/><text:tab/>array_push($directories, '.');</text:p>
      <text:p text:style-name="P8"><text:s text:c="2"/><text:tab/>}</text:p>
      <text:p text:style-name="P8"/>
      <text:p text:style-name="P8"><text:s text:c="2"/><text:tab/>return $this-&gt;loadClassFile($this-&gt;convertUnderscores($class), $directories);</text:p>
      <text:p text:style-name="P8">}</text:p>
      <text:p text:style-name="Method_20_Body"/>
      <text:p text:style-name="P14">Narrative</text:p>
      <text:p text:style-name="Method_20_Body"/>
      <text:p text:style-name="Method_20_Body">The <text:span text:style-name="Class_20_Variables">loader</text:span> method expects a single, mandatory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Parameter</text:p>
          </table:table-cell>
          <table:table-cell table:style-name="Table5.B1" office:value-type="string">
            <text:p text:style-name="P3">Description</text:p>
          </table:table-cell>
        </table:table-row>
        <table:table-row>
          <table:table-cell table:style-name="Table5.A2" office:value-type="string">
            <text:p text:style-name="P6">$class</text:p>
          </table:table-cell>
          <table:table-cell table:style-name="Table5.B2" office:value-type="string">
            <text:p text:style-name="Standard">Class file name to load in <text:span text:style-name="T5">PSR-0</text:span> format.</text:p>
          </table:table-cell>
        </table:table-row>
      </table:table>
      <text:p text:style-name="Method_20_Body"/>
      <text:p text:style-name="Method_20_Body">The include path is parsed into an array of directories, and a check is made to make sure that the current directory is also included.</text:p>
      <text:p text:style-name="Method_20_Body"/>
      <text:p text:style-name="Method_20_Body">The directories array and class file name, with underscores converted to current directory separator character(s), is passed to the <text:span text:style-name="Class_20_Variables">loadClassFile</text:span> method and the result returned.</text:p>
      <text:p text:style-name="Method_20_Body"/>
      <text:h text:style-name="P16" text:outline-level="3">Source Listing</text:h>
      <text:p text:style-name="Coding_20_Body"/>
      <text:p text:style-name="P10">&lt;?php</text:p>
      <text:p text:style-name="P10">namespace Library;</text:p>
      <text:p text:style-name="P10"/>
      <text:p text:style-name="P10">/*</text:p>
      <text:p text:style-name="P10"><text:s/>* <text:tab/><text:tab/>Autoload is copyright © 2012. EarthWalk Software.</text:p>
      <text:p text:style-name="P10"><text:s/>* <text:tab/><text:tab/>Licensed under the Academic Free License version 3.0.</text:p>
      <text:p text:style-name="P11"><text:s/>* <text:tab/><text:tab/>Refer to the file named License.txt provided with the source, </text:p>
      <text:p text:style-name="P11"><text:s/>*<text:tab/><text:tab/> <text:s text:c="2"/>or from http://opensource.org/licenses/academic.php</text:p>
      <text:p text:style-name="P10"><text:s/>*/</text:p>
      <text:p text:style-name="P10">/**</text:p>
      <text:p text:style-name="P10"><text:s/>* Autoload.</text:p>
      <text:p text:style-name="P10"><text:s/>*</text:p>
      <text:p text:style-name="P10"><text:s/>* An implementation of the PSR-0 autoload standard to search include path directories.</text:p>
      <text:p text:style-name="P10"><text:s/>* Refer to https://github.com/php-fig/fig-standards/blob/master/accepted/PSR-0.md</text:p>
      <text:p text:style-name="P10"><text:s/>* <text:span text:style-name="T5">@author</text:span> Jay Wheeler.</text:p>
      <text:p text:style-name="P10"><text:s/>* <text:span text:style-name="T5">@version</text:span> 2.0</text:p>
      <text:p text:style-name="P10"><text:s/>* <text:span text:style-name="T5">@copyright</text:span> © 2012. EarthWalk Software.</text:p>
      <text:p text:style-name="P10"><text:s/>* <text:span text:style-name="T5">@license</text:span> Licensed under the Academic Free License version 3.0.</text:p>
      <text:p text:style-name="P10"><text:s/>* <text:span text:style-name="T5">@package</text:span> Library</text:p>
      <text:p text:style-name="P10"><text:s/>* <text:span text:style-name="T5">@subpackage</text:span> Autoload.</text:p>
      <text:p text:style-name="P10"><text:s/>*/</text:p>
      <text:p text:style-name="P10">class Autoload extends Autoload\BaseClass</text:p>
      <text:p text:style-name="P10">{</text:p>
      <text:p text:style-name="P10"><text:tab/>/**</text:p>
      <text:p text:style-name="P10"><text:tab/> * me</text:p>
      <text:p text:style-name="P10"><text:tab/> *</text:p>
      <text:p text:style-name="P10"><text:tab/> * Reference to the instantiated singleton class</text:p>
      <text:p text:style-name="P10"><text:tab/> * <text:span text:style-name="T5">@var</text:span> object $me</text:p>
      <text:p text:style-name="P10"><text:tab/> */</text:p>
      <text:p text:style-name="P10"><text:tab/>private<text:tab/>static<text:tab/>$me = null;</text:p>
      <text:p text:style-name="P10"/>
      <text:p text:style-name="P10"><text:tab/>/**</text:p>
      <text:p text:style-name="P10"><text:tab/> * __construct</text:p>
      <text:p text:style-name="P10"><text:tab/> *</text:p>
      <text:p text:style-name="P10"><text:tab/> * Singleton class constructor. <text:s/>Initializes the spl_autoload queue.</text:p>
      <text:p text:style-name="P10"><text:tab/> */</text:p>
      <text:p text:style-name="P10"><text:tab/>private function __construct()</text:p>
      <text:p text:style-name="P10"><text:tab/>{</text:p>
      <text:p text:style-name="P10"><text:tab/>}</text:p>
      <text:p text:style-name="P10"/>
      <text:p text:style-name="P2"><text:tab/>/**</text:p>
      <text:p text:style-name="P10"><text:tab/> * instantiate</text:p>
      <text:p text:style-name="P10"><text:tab/> *</text:p>
      <text:p text:style-name="P10"><text:tab/> * Instantiate a singleton Autoload class if not already instantiated.</text:p>
      <text:p text:style-name="P11"><text:tab/> * <text:span text:style-name="T5">@param</text:span> boolean $replace = (optional) replace flag</text:p>
      <text:p text:style-name="P11"><text:tab/> * <text:s text:c="26"/>true = replace if already exists, false = don't</text:p>
      <text:p text:style-name="P11"><text:tab/> * <text:span text:style-name="T5">@param</text:span> boolean $prepend = (optional) prepend loader to front of list if true,</text:p>
      <text:p text:style-name="P11"><text:tab/> * <text:s text:c="37"/>don't if false</text:p>
      <text:p text:style-name="P10"><text:tab/> * <text:span text:style-name="T5">@return</text:span> object $me</text:p>
      <text:p text:style-name="P10"><text:tab/> */</text:p>
      <text:p text:style-name="P10"><text:tab/>public static function instantiate($replace=null, $prepend=null)</text:p>
      <text:p text:style-name="P10"><text:tab/>{</text:p>
      <text:p text:style-name="P10"><text:tab/><text:tab/>if (self::$me == null)</text:p>
      <text:p text:style-name="P10"><text:tab/><text:tab/>{</text:p>
      <text:p text:style-name="P10"><text:tab/><text:tab/><text:tab/>self::$me = new Autoload();</text:p>
      <text:p text:style-name="P10"><text:tab/><text:tab/><text:tab/>self::$me-&gt;getSeparator();</text:p>
      <text:p text:style-name="P10"/>
      <text:p text:style-name="P10"><text:tab/><text:tab/><text:tab/>self::$me-&gt;register(array(self::$me, 'loader'), $replace, $prepend);</text:p>
      <text:p text:style-name="P10"><text:tab/><text:tab/>}</text:p>
      <text:p text:style-name="P10"/>
      <text:p text:style-name="P10"><text:tab/><text:tab/>return self::$me;</text:p>
      <text:p text:style-name="P10"><text:tab/>}</text:p>
      <text:p text:style-name="P10"/>
      <text:p text:style-name="P10"><text:tab/>/**</text:p>
      <text:p text:style-name="P10"><text:tab/> * loadClass</text:p>
      <text:p text:style-name="P10"><text:tab/> *</text:p>
      <text:p text:style-name="P10"><text:tab/> * Static function to load the requested class file</text:p>
      <text:p text:style-name="P10"><text:tab/> * <text:span text:style-name="T5">@param</text:span> string $class = class file name</text:p>
      <text:p text:style-name="P10"><text:tab/> * <text:span text:style-name="T5">@return</text:span> boolean true = successful, false = not successful</text:p>
      <text:p text:style-name="P10"><text:tab/> */</text:p>
      <text:p text:style-name="P10"><text:tab/>public static function loadClass($class)</text:p>
      <text:p text:style-name="P10"><text:tab/>{</text:p>
      <text:p text:style-name="P10"><text:tab/><text:tab/>return self::instantiate()-&gt;loader($class);</text:p>
      <text:p text:style-name="P10"><text:tab/>}</text:p>
      <text:p text:style-name="P10"/>
      <text:p text:style-name="P10"><text:tab/>/**</text:p>
      <text:p text:style-name="P10"><text:s text:c="4"/><text:tab/> * loader.</text:p>
      <text:p text:style-name="P10"><text:s text:c="3"/><text:tab/> *</text:p>
      <text:p text:style-name="P10"><text:s text:c="3"/><text:tab/> * load the required class file from an include directory.</text:p>
      <text:p text:style-name="P10"><text:s text:c="4"/><text:tab/> * <text:span text:style-name="T5">@param</text:span> string $class = the class name to load in PSR-0 format</text:p>
      <text:p text:style-name="P10"><text:s text:c="4"/><text:tab/> * <text:span text:style-name="T5">@return</text:span> boolean true = successful, false = not successful</text:p>
      <text:p text:style-name="P10"><text:s text:c="4"/><text:tab/> */</text:p>
      <text:p text:style-name="P10"><text:s text:c="2"/><text:tab/>public function loader($class)</text:p>
      <text:p text:style-name="P10"><text:s text:c="2"/><text:tab/>{</text:p>
      <text:p text:style-name="P10"><text:s text:c="2"/><text:tab/><text:tab/>$directories = explode(PATH_SEPARATOR, get_include_path());</text:p>
      <text:p text:style-name="P10"><text:s text:c="2"/><text:tab/> <text:s/><text:tab/>if (! in_array('.', $directories))</text:p>
      <text:p text:style-name="P10"><text:s text:c="2"/><text:tab/> <text:s/><text:tab/>{</text:p>
      <text:p text:style-name="P10"><text:s text:c="2"/><text:tab/> <text:s/><text:tab/> <text:s/><text:tab/>array_push($directories, '.');</text:p>
      <text:p text:style-name="P10"><text:s text:c="2"/><text:tab/> <text:s/><text:tab/>}</text:p>
      <text:p text:style-name="P10"/>
      <text:p text:style-name="P10"><text:s text:c="2"/><text:tab/> <text:s/><text:tab/>return $this-&gt;loadClassFile($this-&gt;convertUnderscores($class), $directories);</text:p>
      <text:p text:style-name="P10"><text:s text:c="2"/><text:tab/>}</text:p>
      <text:p text:style-name="P10"/>
      <text:p text:style-name="P10">}</text:p>
      <text:p text:style-name="Class_20_Default"/>
      <text:p text:style-name="Class_20_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6pt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family="'DejaVu Serif'" style:font-style-name="Book" style:font-family-generic="roman" style:font-pitch="variable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6pt solid #000000" style:shadow="none" draw:shadow-opacity="100%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Autoload<text:tab/><text:tab/><text:tab/><text:tab/><text:page-number text:select-page="current">10</text:page-number><text:tab/><text:tab/><text:tab/><text:date style:data-style-name="N76" text:date-value="2015-05-01T13:33:24.267865838">May 1,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3T16:57:33</meta:creation-date>
    <dc:title>ClassDefault</dc:title>
    <meta:editing-duration>PT17H41M48S</meta:editing-duration>
    <meta:editing-cycles>15</meta:editing-cycles>
    <meta:generator>LibreOffice/4.3.7.2$Linux_X86_64 LibreOffice_project/430$Build-2</meta:generator>
    <meta:initial-creator>Jay Wheeler</meta:initial-creator>
    <dc:date>2015-05-01T13:33:24.161995526</dc:date>
    <meta:document-statistic meta:table-count="9" meta:image-count="0" meta:object-count="0" meta:page-count="10" meta:paragraph-count="255" meta:word-count="1259" meta:character-count="8610" meta:non-whitespace-character-count="7256"/>
    <meta:template xlink:type="simple" xlink:actuate="onRequest" xlink:title="ClassDefault" xlink:href="../ClassDefault.ott" meta:date="2012-06-03T16:57:33"/>
  </office:meta>
</office:document-meta>
</file>